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8757in" table:align="margins"/>
    </style:style>
    <style:style style:name="Table1.A" style:family="table-column">
      <style:table-column-properties style:column-width="2.8104in" style:rel-column-width="1605*"/>
    </style:style>
    <style:style style:name="Table1.B" style:family="table-column">
      <style:table-column-properties style:column-width="2.2854in" style:rel-column-width="1305*"/>
    </style:style>
    <style:style style:name="Table1.C" style:family="table-column">
      <style:table-column-properties style:column-width="2.8896in" style:rel-column-width="1650*"/>
    </style:style>
    <style:style style:name="Table1.D" style:family="table-column">
      <style:table-column-properties style:column-width="3.7563in" style:rel-column-width="2145*"/>
    </style:style>
    <style:style style:name="Table1.E" style:family="table-column">
      <style:table-column-properties style:column-width="5.134in" style:rel-column-width="293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4.0604in"/>
    </style:style>
    <style:style style:name="P1" style:family="paragraph" style:parent-style-name="Table_20_Contents">
      <style:text-properties officeooo:paragraph-rsid="000545c0"/>
    </style:style>
    <style:style style:name="P2" style:family="paragraph" style:parent-style-name="Table_20_Contents">
      <style:text-properties officeooo:paragraph-rsid="000650de"/>
    </style:style>
    <style:style style:name="P3" style:family="paragraph" style:parent-style-name="Table_20_Contents">
      <style:text-properties officeooo:paragraph-rsid="00091709"/>
    </style:style>
    <style:style style:name="P4" style:family="paragraph" style:parent-style-name="Table_20_Contents">
      <style:text-properties officeooo:paragraph-rsid="000a539c"/>
    </style:style>
    <style:style style:name="P5" style:family="paragraph" style:parent-style-name="Table_20_Contents">
      <style:text-properties officeooo:paragraph-rsid="000ae92e"/>
    </style:style>
    <style:style style:name="P6" style:family="paragraph" style:parent-style-name="Table_20_Contents">
      <style:text-properties officeooo:paragraph-rsid="000fd08f"/>
    </style:style>
    <style:style style:name="P7" style:family="paragraph" style:parent-style-name="Table_20_Contents">
      <style:text-properties officeooo:paragraph-rsid="00115349"/>
    </style:style>
    <style:style style:name="P8" style:family="paragraph" style:parent-style-name="Table_20_Contents">
      <style:text-properties officeooo:paragraph-rsid="00131dc3"/>
    </style:style>
    <style:style style:name="P9" style:family="paragraph" style:parent-style-name="Table_20_Contents">
      <style:text-properties officeooo:paragraph-rsid="001338b4"/>
    </style:style>
    <style:style style:name="P10" style:family="paragraph" style:parent-style-name="Table_20_Contents">
      <style:text-properties officeooo:paragraph-rsid="00147d6b"/>
    </style:style>
    <style:style style:name="P11" style:family="paragraph" style:parent-style-name="Table_20_Contents">
      <style:text-properties officeooo:paragraph-rsid="0017e481"/>
    </style:style>
    <style:style style:name="P12" style:family="paragraph" style:parent-style-name="Table_20_Contents">
      <style:text-properties officeooo:paragraph-rsid="001b856a"/>
    </style:style>
    <style:style style:name="P13" style:family="paragraph" style:parent-style-name="Table_20_Contents">
      <style:text-properties officeooo:paragraph-rsid="001de5c1"/>
    </style:style>
    <style:style style:name="P14" style:family="paragraph" style:parent-style-name="Table_20_Contents">
      <style:text-properties officeooo:paragraph-rsid="00200494"/>
    </style:style>
    <style:style style:name="P15" style:family="paragraph" style:parent-style-name="Table_20_Contents">
      <style:text-properties officeooo:paragraph-rsid="00207849"/>
    </style:style>
    <style:style style:name="P16" style:family="paragraph" style:parent-style-name="Table_20_Contents">
      <style:text-properties officeooo:paragraph-rsid="0020e1ee"/>
    </style:style>
    <style:style style:name="P17" style:family="paragraph" style:parent-style-name="Table_20_Contents">
      <style:text-properties officeooo:paragraph-rsid="0025272f"/>
    </style:style>
    <style:style style:name="P18" style:family="paragraph" style:parent-style-name="Table_20_Contents">
      <style:text-properties officeooo:paragraph-rsid="002732de"/>
    </style:style>
    <style:style style:name="P19" style:family="paragraph" style:parent-style-name="Table_20_Contents">
      <style:text-properties officeooo:paragraph-rsid="002879ce"/>
    </style:style>
    <style:style style:name="P20" style:family="paragraph" style:parent-style-name="Table_20_Contents">
      <style:text-properties officeooo:paragraph-rsid="0029c0bd"/>
    </style:style>
    <style:style style:name="P21" style:family="paragraph" style:parent-style-name="Table_20_Contents">
      <style:text-properties officeooo:paragraph-rsid="002c8758"/>
    </style:style>
    <style:style style:name="P22" style:family="paragraph" style:parent-style-name="Table_20_Contents">
      <style:text-properties officeooo:paragraph-rsid="00302158"/>
    </style:style>
    <style:style style:name="P23" style:family="paragraph" style:parent-style-name="Table_20_Contents">
      <style:text-properties officeooo:paragraph-rsid="003135b3"/>
    </style:style>
    <style:style style:name="P24" style:family="paragraph" style:parent-style-name="Table_20_Contents">
      <style:text-properties officeooo:paragraph-rsid="00315279"/>
    </style:style>
    <style:style style:name="P25" style:family="paragraph" style:parent-style-name="Table_20_Contents">
      <style:text-properties officeooo:paragraph-rsid="00317403"/>
    </style:style>
    <style:style style:name="P26" style:family="paragraph" style:parent-style-name="Table_20_Contents">
      <style:text-properties officeooo:paragraph-rsid="0032f87f"/>
    </style:style>
    <style:style style:name="P27" style:family="paragraph" style:parent-style-name="Table_20_Contents">
      <style:text-properties officeooo:paragraph-rsid="00348d1c"/>
    </style:style>
    <style:style style:name="P28" style:family="paragraph" style:parent-style-name="Table_20_Contents">
      <style:text-properties officeooo:paragraph-rsid="0035beb8"/>
    </style:style>
    <style:style style:name="P29" style:family="paragraph" style:parent-style-name="Table_20_Contents">
      <style:text-properties officeooo:paragraph-rsid="0035ee78"/>
    </style:style>
    <style:style style:name="P30" style:family="paragraph" style:parent-style-name="Table_20_Contents">
      <style:text-properties officeooo:paragraph-rsid="0035fb4e"/>
    </style:style>
    <style:style style:name="P31" style:family="paragraph" style:parent-style-name="Table_20_Contents">
      <style:text-properties officeooo:paragraph-rsid="0036c56c"/>
    </style:style>
    <style:style style:name="P32" style:family="paragraph" style:parent-style-name="Table_20_Contents">
      <style:text-properties officeooo:paragraph-rsid="00378a57"/>
    </style:style>
    <style:style style:name="P33" style:family="paragraph" style:parent-style-name="Table_20_Contents">
      <style:text-properties officeooo:paragraph-rsid="00391683"/>
    </style:style>
    <style:style style:name="P34" style:family="paragraph" style:parent-style-name="Table_20_Contents">
      <style:text-properties officeooo:paragraph-rsid="003bbb77"/>
    </style:style>
    <style:style style:name="P35" style:family="paragraph" style:parent-style-name="Table_20_Contents">
      <style:text-properties officeooo:paragraph-rsid="003e138a"/>
    </style:style>
    <style:style style:name="P36" style:family="paragraph" style:parent-style-name="Table_20_Contents">
      <style:text-properties officeooo:paragraph-rsid="003eedf7"/>
    </style:style>
    <style:style style:name="P37" style:family="paragraph" style:parent-style-name="Table_20_Contents">
      <style:text-properties officeooo:paragraph-rsid="004272bf"/>
    </style:style>
    <style:style style:name="P38" style:family="paragraph" style:parent-style-name="Table_20_Contents">
      <style:text-properties officeooo:paragraph-rsid="0044f73a"/>
    </style:style>
    <style:style style:name="P39" style:family="paragraph" style:parent-style-name="Table_20_Contents">
      <style:text-properties officeooo:paragraph-rsid="0046f69c"/>
    </style:style>
    <style:style style:name="P40" style:family="paragraph" style:parent-style-name="Table_20_Contents">
      <style:text-properties officeooo:paragraph-rsid="0047e666"/>
    </style:style>
    <style:style style:name="P41" style:family="paragraph" style:parent-style-name="Table_20_Contents">
      <style:text-properties officeooo:paragraph-rsid="004aab19"/>
    </style:style>
    <style:style style:name="P42" style:family="paragraph" style:parent-style-name="Table_20_Contents">
      <style:text-properties officeooo:paragraph-rsid="004c9305"/>
    </style:style>
    <style:style style:name="P43" style:family="paragraph" style:parent-style-name="Table_20_Contents">
      <style:text-properties officeooo:paragraph-rsid="004d9450"/>
    </style:style>
    <style:style style:name="P44" style:family="paragraph" style:parent-style-name="Table_20_Contents">
      <style:text-properties officeooo:paragraph-rsid="004f4d23"/>
    </style:style>
    <style:style style:name="P45" style:family="paragraph" style:parent-style-name="Table_20_Contents">
      <style:text-properties officeooo:paragraph-rsid="0050be1c"/>
    </style:style>
    <style:style style:name="P46" style:family="paragraph" style:parent-style-name="Table_20_Contents">
      <style:text-properties officeooo:paragraph-rsid="0050c97a"/>
    </style:style>
    <style:style style:name="T1" style:family="text">
      <style:text-properties officeooo:rsid="000545c0"/>
    </style:style>
    <style:style style:name="T2" style:family="text">
      <style:text-properties officeooo:rsid="000650de"/>
    </style:style>
    <style:style style:name="T3" style:family="text">
      <style:text-properties officeooo:rsid="0007dcdf"/>
    </style:style>
    <style:style style:name="T4" style:family="text">
      <style:text-properties officeooo:rsid="00091709"/>
    </style:style>
    <style:style style:name="T5" style:family="text">
      <style:text-properties officeooo:rsid="000a539c"/>
    </style:style>
    <style:style style:name="T6" style:family="text">
      <style:text-properties officeooo:rsid="000ae92e"/>
    </style:style>
    <style:style style:name="T7" style:family="text">
      <style:text-properties officeooo:rsid="000cb555"/>
    </style:style>
    <style:style style:name="T8" style:family="text">
      <style:text-properties officeooo:rsid="000e4058"/>
    </style:style>
    <style:style style:name="T9" style:family="text">
      <style:text-properties officeooo:rsid="000fd08f"/>
    </style:style>
    <style:style style:name="T10" style:family="text">
      <style:text-properties officeooo:rsid="00115349"/>
    </style:style>
    <style:style style:name="T11" style:family="text">
      <style:text-properties officeooo:rsid="00131dc3"/>
    </style:style>
    <style:style style:name="T12" style:family="text">
      <style:text-properties officeooo:rsid="001338b4"/>
    </style:style>
    <style:style style:name="T13" style:family="text">
      <style:text-properties officeooo:rsid="00147d6b"/>
    </style:style>
    <style:style style:name="T14" style:family="text">
      <style:text-properties officeooo:rsid="00156896"/>
    </style:style>
    <style:style style:name="T15" style:family="text">
      <style:text-properties officeooo:rsid="0016777e"/>
    </style:style>
    <style:style style:name="T16" style:family="text">
      <style:text-properties officeooo:rsid="0017e481"/>
    </style:style>
    <style:style style:name="T17" style:family="text">
      <style:text-properties officeooo:rsid="00189a42"/>
    </style:style>
    <style:style style:name="T18" style:family="text">
      <style:text-properties officeooo:rsid="00196aeb"/>
    </style:style>
    <style:style style:name="T19" style:family="text">
      <style:text-properties officeooo:rsid="0019b638"/>
    </style:style>
    <style:style style:name="T20" style:family="text">
      <style:text-properties officeooo:rsid="001b856a"/>
    </style:style>
    <style:style style:name="T21" style:family="text">
      <style:text-properties officeooo:rsid="001cb765"/>
    </style:style>
    <style:style style:name="T22" style:family="text">
      <style:text-properties officeooo:rsid="001de5c1"/>
    </style:style>
    <style:style style:name="T23" style:family="text">
      <style:text-properties officeooo:rsid="001f0bdb"/>
    </style:style>
    <style:style style:name="T24" style:family="text">
      <style:text-properties officeooo:rsid="00200494"/>
    </style:style>
    <style:style style:name="T25" style:family="text">
      <style:text-properties officeooo:rsid="00207849"/>
    </style:style>
    <style:style style:name="T26" style:family="text">
      <style:text-properties officeooo:rsid="0020e1ee"/>
    </style:style>
    <style:style style:name="T27" style:family="text">
      <style:text-properties officeooo:rsid="0023e0f8"/>
    </style:style>
    <style:style style:name="T28" style:family="text">
      <style:text-properties officeooo:rsid="0025272f"/>
    </style:style>
    <style:style style:name="T29" style:family="text">
      <style:text-properties officeooo:rsid="002732de"/>
    </style:style>
    <style:style style:name="T30" style:family="text">
      <style:text-properties officeooo:rsid="002879ce"/>
    </style:style>
    <style:style style:name="T31" style:family="text">
      <style:text-properties officeooo:rsid="0029c0bd"/>
    </style:style>
    <style:style style:name="T32" style:family="text">
      <style:text-properties officeooo:rsid="002af510"/>
    </style:style>
    <style:style style:name="T33" style:family="text">
      <style:text-properties officeooo:rsid="002c8758"/>
    </style:style>
    <style:style style:name="T34" style:family="text">
      <style:text-properties officeooo:rsid="002ec01a"/>
    </style:style>
    <style:style style:name="T35" style:family="text">
      <style:text-properties officeooo:rsid="00302158"/>
    </style:style>
    <style:style style:name="T36" style:family="text">
      <style:text-properties officeooo:rsid="003135b3"/>
    </style:style>
    <style:style style:name="T37" style:family="text">
      <style:text-properties officeooo:rsid="00315279"/>
    </style:style>
    <style:style style:name="T38" style:family="text">
      <style:text-properties officeooo:rsid="00317403"/>
    </style:style>
    <style:style style:name="T39" style:family="text">
      <style:text-properties officeooo:rsid="003229e4"/>
    </style:style>
    <style:style style:name="T40" style:family="text">
      <style:text-properties officeooo:rsid="0032f87f"/>
    </style:style>
    <style:style style:name="T41" style:family="text">
      <style:text-properties officeooo:rsid="00348d1c"/>
    </style:style>
    <style:style style:name="T42" style:family="text">
      <style:text-properties officeooo:rsid="0035beb8"/>
    </style:style>
    <style:style style:name="T43" style:family="text">
      <style:text-properties officeooo:rsid="0035ee78"/>
    </style:style>
    <style:style style:name="T44" style:family="text">
      <style:text-properties officeooo:rsid="0035fb4e"/>
    </style:style>
    <style:style style:name="T45" style:family="text">
      <style:text-properties officeooo:rsid="0036c56c"/>
    </style:style>
    <style:style style:name="T46" style:family="text">
      <style:text-properties officeooo:rsid="00378a57"/>
    </style:style>
    <style:style style:name="T47" style:family="text">
      <style:text-properties officeooo:rsid="00391683"/>
    </style:style>
    <style:style style:name="T48" style:family="text">
      <style:text-properties officeooo:rsid="003bbb77"/>
    </style:style>
    <style:style style:name="T49" style:family="text">
      <style:text-properties officeooo:rsid="003cd03b"/>
    </style:style>
    <style:style style:name="T50" style:family="text">
      <style:text-properties officeooo:rsid="003e138a"/>
    </style:style>
    <style:style style:name="T51" style:family="text">
      <style:text-properties officeooo:rsid="003eedf7"/>
    </style:style>
    <style:style style:name="T52" style:family="text">
      <style:text-properties officeooo:rsid="004272bf"/>
    </style:style>
    <style:style style:name="T53" style:family="text">
      <style:text-properties officeooo:rsid="0043aa2e"/>
    </style:style>
    <style:style style:name="T54" style:family="text">
      <style:text-properties officeooo:rsid="0044f73a"/>
    </style:style>
    <style:style style:name="T55" style:family="text">
      <style:text-properties officeooo:rsid="0046f69c"/>
    </style:style>
    <style:style style:name="T56" style:family="text">
      <style:text-properties officeooo:rsid="0047e666"/>
    </style:style>
    <style:style style:name="T57" style:family="text">
      <style:text-properties officeooo:rsid="0048eed9"/>
    </style:style>
    <style:style style:name="T58" style:family="text">
      <style:text-properties officeooo:rsid="004aab19"/>
    </style:style>
    <style:style style:name="T59" style:family="text">
      <style:text-properties officeooo:rsid="004c9305"/>
    </style:style>
    <style:style style:name="T60" style:family="text">
      <style:text-properties officeooo:rsid="004d9450"/>
    </style:style>
    <style:style style:name="T61" style:family="text">
      <style:text-properties officeooo:rsid="004f4d23"/>
    </style:style>
    <style:style style:name="T62" style:family="text">
      <style:text-properties officeooo:rsid="0050be1c"/>
    </style:style>
    <style:style style:name="T63" style:family="text">
      <style:text-properties officeooo:rsid="0050c9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text:span text:style-name="T1"/></text:p>
          </table:table-cell>
          <table:table-cell table:style-name="Table1.A1" office:value-type="string">
            <text:p text:style-name="P1"><text:span text:style-name="T1">Type</text:span></text:p>
          </table:table-cell>
          <table:table-cell table:style-name="Table1.A1" office:value-type="string">
            <text:p text:style-name="P1"><text:span text:style-name="T1">Likes</text:span></text:p>
          </table:table-cell>
          <table:table-cell table:style-name="Table1.A1" office:value-type="string">
            <text:p text:style-name="P1"><text:span text:style-name="T1">Dislikes</text:span></text:p>
          </table:table-cell>
          <table:table-cell table:style-name="Table1.E1" office:value-type="string">
            <text:p text:style-name="P1"><text:span text:style-name="T1">Description</text:span></text:p>
          </table:table-cell>
        </table:table-row>
        <table:table-row>
          <table:table-cell table:style-name="Table1.A2" office:value-type="string">
            <text:p text:style-name="P1"><text:span text:style-name="T1">Ageiran Federation</text:span></text:p>
          </table:table-cell>
          <table:table-cell table:style-name="Table1.A2" office:value-type="string">
            <text:p text:style-name="P1"><text:span text:style-name="T1">Government</text:span></text:p>
          </table:table-cell>
          <table:table-cell table:style-name="Table1.A2" office:value-type="string">
            <text:p text:style-name="P2"><text:span text:style-name="T2">* Orin Federation (</text:span><text:span text:style-name="T5">5</text:span><text:span text:style-name="T2">)</text:span></text:p>
            <text:p text:style-name="P30"><text:span text:style-name="T2">* </text:span><text:span text:style-name="T43">Freedom Legion </text:span><text:span text:style-name="T44">(4)</text:span></text:p>
            <text:p text:style-name="P41"><text:span text:style-name="T56">* Colonial Movers </text:span><text:span text:style-name="T58">(4)</text:span></text:p>
          </table:table-cell>
          <table:table-cell table:style-name="Table1.A2" office:value-type="string">
            <text:p text:style-name="P1"><text:span text:style-name="T1">* The Archers </text:span><text:span text:style-name="T2">(-</text:span><text:span text:style-name="T3">10</text:span><text:span text:style-name="T2">)</text:span></text:p>
            <text:p text:style-name="P1"><text:span text:style-name="T2">* </text:span><text:span text:style-name="T30">Tengus (-10)</text:span></text:p>
            <text:p text:style-name="P1"><text:span text:style-name="T30">* </text:span><text:span text:style-name="T36">Wolves (-10)</text:span></text:p>
          </table:table-cell>
          <table:table-cell table:style-name="Table1.E2" office:value-type="string">
            <text:p text:style-name="P7"><text:span text:style-name="T10">The Ageiran Federation and Orin Federation used to be one larger government called the Unionized Federal Repulic, a much larger nation and one of the original founding empires.</text:span></text:p>
            <text:p text:style-name="P7"><text:span text:style-name="T10"/></text:p>
            <text:p text:style-name="P7"><text:span text:style-name="T10">The UFR prospered for almost a century under a communist command economy until the election of the Prime Minister "Walker Juno" who initiated a massive crackdown on the limited private economies that existed under the constitution and started a massive, unprovoked war. In order to pay for a war with Caina he and his beurocracy destroyed the extensive and effective public food and health care programs.</text:span></text:p>
            <text:p text:style-name="P7"><text:span text:style-name="T10"/></text:p>
            <text:p text:style-name="P7"><text:span text:style-name="T10">This heavy handed dictatorship caused a civil war that toppled the UFR in a matter of weeks. The now independent worlds joined together to create two new governments – The Orin and Ageiran Federations.</text:span></text:p>
            <text:p text:style-name="P7"><text:span text:style-name="T10"/></text:p>
            <text:p text:style-name="P8"><text:span text:style-name="T18">Sucessfully salvaging the effective welfare programs and labor regulations of the former UFR, t</text:span><text:span text:style-name="T11">he Ageiran Federation is a federal republic with a mixed free market and command economy modeled after the ancient United States.</text:span></text:p>
          </table:table-cell>
        </table:table-row>
        <table:table-row>
          <table:table-cell table:style-name="Table1.A2" office:value-type="string">
            <text:p text:style-name="P3"><text:span text:style-name="T4">Caina Conglemerate</text:span></text:p>
          </table:table-cell>
          <table:table-cell table:style-name="Table1.A2" office:value-type="string">
            <text:p text:style-name="P4"><text:span text:style-name="T5">Government</text:span></text:p>
          </table:table-cell>
          <table:table-cell table:style-name="Table1.A2" office:value-type="string">
            <text:p text:style-name="P2">* <text:span text:style-name="T5">ITC (5)</text:span></text:p>
            <text:p text:style-name="P30"><text:span text:style-name="T2">* </text:span><text:span text:style-name="T43">Freedom Legion </text:span><text:span text:style-name="T44">(4)</text:span></text:p>
            <text:p text:style-name="P46"><text:span text:style-name="T44">* </text:span><text:span text:style-name="T61">Prism Exhuming </text:span><text:span text:style-name="T63">(4)</text:span></text:p>
          </table:table-cell>
          <table:table-cell table:style-name="Table1.A2" office:value-type="string">
            <text:p text:style-name="P1">* <text:span text:style-name="T24">Knights of Orin (-10)</text:span></text:p>
            <text:p text:style-name="P19"><text:span text:style-name="T2">* </text:span><text:span text:style-name="T30">Tengus (-10)</text:span></text:p>
            <text:p text:style-name="P23"><text:span text:style-name="T30">* </text:span><text:span text:style-name="T36">Wolves (-10)</text:span></text:p>
          </table:table-cell>
          <table:table-cell table:style-name="Table1.E2" office:value-type="string">
            <text:p text:style-name="P8"><text:span text:style-name="T11">Caina is a constitutional monarchy and one of the original founding empires. Caina </text:span><text:span text:style-name="T12">limited its contact with outsiders until the UFR started a war with them over mineral deposits.</text:span></text:p>
            <text:p text:style-name="P8"><text:span text:style-name="T12"/></text:p>
            <text:p text:style-name="P9"><text:span text:style-name="T12">This war </text:span><text:span text:style-name="T13">managed to destroy much of the Cainan insfrastructure before the UFR civil war saved their empire. Realizing that Caina needed external aid to rebuild they initiated trade with the rest of the world.</text:span></text:p>
            <text:p text:style-name="P9"><text:span text:style-name="T13"/></text:p>
            <text:p text:style-name="P10"><text:span text:style-name="T13">The Cainan government is similar to Britain's government circa 1750 </text:span><text:span text:style-name="T14">and is made up of 3 smaller provinces: </text:span><text:span text:style-name="T15">Greater </text:span><text:span text:style-name="T14">Caina, The Outer Ring, and </text:span><text:span text:style-name="T19">West Passage</text:span><text:span text:style-name="T14">.</text:span></text:p>
          </table:table-cell>
        </table:table-row>
        <table:table-row>
          <table:table-cell table:style-name="Table1.A2" office:value-type="string">
            <text:p text:style-name="P5"><text:span text:style-name="T6">Orin Federation</text:span></text:p>
          </table:table-cell>
          <table:table-cell table:style-name="Table1.A2" office:value-type="string">
            <text:p text:style-name="P5"><text:span text:style-name="T6">Government</text:span></text:p>
          </table:table-cell>
          <table:table-cell table:style-name="Table1.A2" office:value-type="string">
            <text:p text:style-name="P2">* <text:span text:style-name="T6">Ageiran Federation (5)</text:span></text:p>
            <text:p text:style-name="P30"><text:span text:style-name="T2">* </text:span><text:span text:style-name="T43">Freedom Legion </text:span><text:span text:style-name="T44">(4)</text:span></text:p>
          </table:table-cell>
          <table:table-cell table:style-name="Table1.A2" office:value-type="string">
            <text:p text:style-name="P14">* <text:span text:style-name="T24">Knights of Orin (-10)</text:span></text:p>
            <text:p text:style-name="P19"><text:span text:style-name="T2">* </text:span><text:span text:style-name="T30">Tengus (-10)</text:span></text:p>
            <text:p text:style-name="P23"><text:span text:style-name="T30">* </text:span><text:span text:style-name="T36">Wolves (-10)</text:span></text:p>
          </table:table-cell>
          <table:table-cell table:style-name="Table1.E2" office:value-type="string">
            <text:p text:style-name="P11"><text:span text:style-name="T10">The Ageiran Federation and Orin Federation used to be one larger government called the Unionized Federal Repulic, a much larger nation and one of the original founding empires.</text:span></text:p>
            <text:p text:style-name="P11"><text:span text:style-name="T10"/></text:p>
            <text:p text:style-name="P11"><text:span text:style-name="T10">The UFR prospered for almost a century under a communist command economy until the election of the Prime Minister "Walker Juno" who initiated a massive crackdown on the limited private economies that existed under the constitution and started a massive, unprovoked war. In order to pay for a war with Caina he and his beurocracy destroyed the extensive and effective public food and health care programs.</text:span></text:p>
            <text:p text:style-name="P11"><text:span text:style-name="T10"/></text:p>
            <text:p text:style-name="P11"><text:span text:style-name="T10">This heavy handed dictatorship caused a civil war that toppled the UFR in a matter of weeks. The now independent worlds joined together to create two new governments – The Orin and Ageiran Federations.</text:span></text:p>
            <text:p text:style-name="P11"><text:span text:style-name="T10"/></text:p>
            <text:p text:style-name="P11"><text:span text:style-name="T16">Unlike their neighbors the Ageirans, the Orin did no</text:span><text:span text:style-name="T17">t</text:span><text:span text:style-name="T16"> want to see any elements of the former UFR in their new state. This has created an extremely lean federal republic which only provides for defense and collects taxes. The very lax regulations on business make it a popular startup location.</text:span></text:p>
          </table:table-cell>
        </table:table-row>
        <table:table-row>
          <table:table-cell table:style-name="Table1.A2" office:value-type="string">
            <text:p text:style-name="P5"><text:span text:style-name="T6">ITC</text:span></text:p>
          </table:table-cell>
          <table:table-cell table:style-name="Table1.A2" office:value-type="string">
            <text:p text:style-name="P5"><text:span text:style-name="T6">Government</text:span></text:p>
          </table:table-cell>
          <table:table-cell table:style-name="Table1.A2" office:value-type="string">
            <text:p text:style-name="P2">* <text:span text:style-name="T6">Caina Conglemerate (5)</text:span></text:p>
            <text:p text:style-name="P30"><text:span text:style-name="T2">* </text:span><text:span text:style-name="T43">Freedom Legion </text:span><text:span text:style-name="T44">(4)</text:span></text:p>
          </table:table-cell>
          <table:table-cell table:style-name="Table1.A2" office:value-type="string">
            <text:p text:style-name="P19"><text:span text:style-name="T2">* </text:span><text:span text:style-name="T30">Tengus (-10)</text:span></text:p>
            <text:p text:style-name="P23"><text:span text:style-name="T30">* </text:span><text:span text:style-name="T36">Wolves (-10)</text:span></text:p>
          </table:table-cell>
          <table:table-cell table:style-name="Table1.E2" office:value-type="string">
            <text:p text:style-name="Table_20_Contents"><text:span text:style-name="T7">Unlike the other 3 core states the Interstellar Trade Coalition is not a single united government. They are closer to the ancient European Union; </text:span><text:span text:style-name="T8">a set of nations who share similar goals and ambitions and a common economic system.</text:span></text:p>
            <text:p text:style-name="Table_20_Contents"><text:span text:style-name="T8"/></text:p>
            <text:p text:style-name="P6"><text:span text:style-name="T9">The ITC has prospered greatly by becoming a player in international trade with the most advanced trade and industrial ships in the known universe.</text:span></text:p>
          </table:table-cell>
        </table:table-row>
        <table:table-row>
          <table:table-cell table:style-name="Table1.A2" office:value-type="string">
            <text:p text:style-name="P12"><text:span text:style-name="T20">The Archers</text:span></text:p>
          </table:table-cell>
          <table:table-cell table:style-name="Table1.A2" office:value-type="string">
            <text:p text:style-name="P12"><text:span text:style-name="T20">Pirate</text:span></text:p>
          </table:table-cell>
          <table:table-cell table:style-name="Table1.A2" office:value-type="string">
            <text:p text:style-name="P2">* <text:span text:style-name="T29">Tengus (5)</text:span></text:p>
            <text:p text:style-name="P23"><text:span text:style-name="T36"/></text:p>
          </table:table-cell>
          <table:table-cell table:style-name="Table1.A2" office:value-type="string">
            <text:p text:style-name="P12"><text:span text:style-name="T20">* Agieran Federation (-</text:span><text:span text:style-name="T21">10</text:span><text:span text:style-name="T20">)</text:span></text:p>
            <text:p text:style-name="P23"><text:span text:style-name="T30">* </text:span><text:span text:style-name="T36">Wolves (-4)</text:span></text:p>
            <text:p text:style-name="P30"><text:span text:style-name="T2">* </text:span><text:span text:style-name="T43">Freedom Legion </text:span><text:span text:style-name="T44">(-4)</text:span></text:p>
            <text:p text:style-name="P36"><text:span text:style-name="T44">* </text:span><text:span text:style-name="T51">Red Sky (-5)</text:span></text:p>
            <text:p text:style-name="P38"><text:span text:style-name="T51">* </text:span><text:span text:style-name="T52">Leap Frog Logistics </text:span><text:span text:style-name="T54">(-5)</text:span></text:p>
            <text:p text:style-name="P42">* <text:span text:style-name="T56">Colonial Movers </text:span><text:span text:style-name="T59">(-5)</text:span></text:p>
            <text:p text:style-name="P46">* <text:span text:style-name="T61">Prism Exhuming </text:span><text:span text:style-name="T63">(-5)</text:span></text:p>
          </table:table-cell>
          <table:table-cell table:style-name="Table1.E2" office:value-type="string">
            <text:p text:style-name="P13"><text:span text:style-name="T22">After the collapse of the UFR large pieces of space became unpatrolled and unincorporated for several months. This gave organized crime time to setup installations and dig their talons deep into what is now Ageiran space.</text:span></text:p>
            <text:p text:style-name="P13"><text:span text:style-name="T22"/></text:p>
            <text:p text:style-name="P13"><text:span text:style-name="T22">By the time the Ageiran Federal Navy was created, it was too late. The Archers </text:span><text:span text:style-name="T23">are the most organized pirate faction in Ageiran space, making frequent and well equiped raids on convoys and installations both for economic gain and the terrorize the Ageiran traders.</text:span></text:p>
          </table:table-cell>
        </table:table-row>
        <table:table-row>
          <table:table-cell table:style-name="Table1.A2" office:value-type="string">
            <text:p text:style-name="P15"><text:span text:style-name="T25">Knights of Orin</text:span></text:p>
          </table:table-cell>
          <table:table-cell table:style-name="Table1.A2" office:value-type="string">
            <text:p text:style-name="P15"><text:span text:style-name="T25">Militia</text:span></text:p>
          </table:table-cell>
          <table:table-cell table:style-name="Table1.A2" office:value-type="string">
            <text:p text:style-name="P2">* <text:span text:style-name="T29">Tengus (4)</text:span></text:p>
          </table:table-cell>
          <table:table-cell table:style-name="Table1.A2" office:value-type="string">
            <text:p text:style-name="P12">* <text:span text:style-name="T25">Caina Conglemerate (-10)</text:span></text:p>
            <text:p text:style-name="P12"><text:span text:style-name="T25">* Orin Federation (-10)</text:span></text:p>
            <text:p text:style-name="P23"><text:span text:style-name="T30">* </text:span><text:span text:style-name="T36">Wolves (-4)</text:span></text:p>
            <text:p text:style-name="P30"><text:span text:style-name="T2">* </text:span><text:span text:style-name="T43">Freedom Legion </text:span><text:span text:style-name="T44">(-4)</text:span></text:p>
            <text:p text:style-name="P36"><text:span text:style-name="T44">* </text:span><text:span text:style-name="T51">Red Sky (-5)</text:span></text:p>
            <text:p text:style-name="P38"><text:span text:style-name="T51">* </text:span><text:span text:style-name="T52">Leap Frog Logistics </text:span><text:span text:style-name="T54">(-5)</text:span></text:p>
            <text:p text:style-name="P42"><text:span text:style-name="T54">* </text:span><text:span text:style-name="T56">Colonial Movers </text:span><text:span text:style-name="T59">(-5)</text:span></text:p>
            <text:p text:style-name="P46"><text:span text:style-name="T59">* </text:span><text:span text:style-name="T61">Prism Exhuming </text:span><text:span text:style-name="T63">(-5)</text:span></text:p>
          </table:table-cell>
          <table:table-cell table:style-name="Table1.E2" office:value-type="string">
            <text:p text:style-name="P16"><text:span text:style-name="T26">Both the Cainan and Orin governments had a rough few months following the collapse of the UFR. The lack of government allowed a political minor faction in Orin space to spread and grow. The K</text:span><text:span text:style-name="T27">nights</text:span><text:span text:style-name="T26"> of Orin are a militia who intend to overthrow the governments of Caina and the Orin Federation and institude a new monarchy with the bloodline of their preference.</text:span></text:p>
            <text:p text:style-name="P16"><text:span text:style-name="T26"/></text:p>
            <text:p text:style-name="P17"><text:span text:style-name="T28">The bloodline they desire is of the Muchita family, descended from a now unknown presumably hispanic nation on ancient Earth. The Family claims that their lineage once ruled all of South America in the time of the Aztecs, although this claim is, by most of the world at least, laughed at.</text:span></text:p>
          </table:table-cell>
        </table:table-row>
        <table:table-row>
          <table:table-cell table:style-name="Table1.A2" office:value-type="string">
            <text:p text:style-name="P18"><text:span text:style-name="T29">Tengus</text:span></text:p>
          </table:table-cell>
          <table:table-cell table:style-name="Table1.A2" office:value-type="string">
            <text:p text:style-name="P22"><text:span text:style-name="T35">Crime Syndicate</text:span></text:p>
          </table:table-cell>
          <table:table-cell table:style-name="Table1.A2" office:value-type="string">
            <text:p text:style-name="P18"><text:span text:style-name="T29">* The Archers (5)</text:span></text:p>
            <text:p text:style-name="P18"><text:span text:style-name="T29">* Knights of Orin (4)</text:span></text:p>
          </table:table-cell>
          <table:table-cell table:style-name="Table1.A2" office:value-type="string">
            <text:p text:style-name="P12">* <text:span text:style-name="T29">Ageiran Federation (-10)</text:span></text:p>
            <text:p text:style-name="P12"><text:span text:style-name="T29">* Orin Federation (-10)</text:span></text:p>
            <text:p text:style-name="P12"><text:span text:style-name="T29">* Caina Conglemerate (-10)</text:span></text:p>
            <text:p text:style-name="P12"><text:span text:style-name="T29">* ITC (-10)</text:span></text:p>
            <text:p text:style-name="P24"><text:span text:style-name="T30">* </text:span><text:span text:style-name="T36">Wolves (-10)</text:span></text:p>
            <text:p text:style-name="P31"><text:span text:style-name="T2">* </text:span><text:span text:style-name="T43">Freedom Legion </text:span><text:span text:style-name="T44">(-</text:span><text:span text:style-name="T45">10</text:span><text:span text:style-name="T44">)</text:span></text:p>
            <text:p text:style-name="P36"><text:span text:style-name="T44">* </text:span><text:span text:style-name="T51">Red Sky (-5)</text:span></text:p>
            <text:p text:style-name="P38"><text:span text:style-name="T51">* </text:span><text:span text:style-name="T52">Leap Frog Logistics </text:span><text:span text:style-name="T54">(-5)</text:span></text:p>
            <text:p text:style-name="P42"><text:span text:style-name="T54">* </text:span><text:span text:style-name="T56">Colonial Movers </text:span><text:span text:style-name="T59">(-5)</text:span></text:p>
            <text:p text:style-name="P46"><text:span text:style-name="T59">* </text:span><text:span text:style-name="T61">Prism Exhuming </text:span><text:span text:style-name="T63">(-5)</text:span></text:p>
          </table:table-cell>
          <table:table-cell table:style-name="Table1.E2" office:value-type="string">
            <text:p text:style-name="P20"><text:span text:style-name="T31">The third foundering empire was known as the United Nations. This was an attempt by many nations of ancient Earth to build a wormhole generator and begin colonizing the universe. Once the colonists who became the modern world were seeded, contact was lost with Earth when it was discovered that there was no way of targeting a wormhole back.</text:span></text:p>
            <text:p text:style-name="P20"><text:span text:style-name="T31"/></text:p>
            <text:p text:style-name="P20"><text:span text:style-name="T31">The UN collapsed when it lost all relevance without Earth's influence and power. This left a very large piece of space without any government except for local planetary ones. Various militia and criminal factions took advantage of the situation.</text:span></text:p>
            <text:p text:style-name="P20"><text:span text:style-name="T31"/></text:p>
            <text:p text:style-name="P20"><text:span text:style-name="T31">The Tengus take their name from Japanese mythology, a bird-man that was </text:span><text:span text:style-name="T32">often </text:span><text:span text:style-name="T31">an angry spirit. </text:span><text:span text:style-name="T33">Over the past 200 years they have created the most organized and powerful organized crime state in the world.</text:span></text:p>
            <text:p text:style-name="P20"><text:span text:style-name="T33"/></text:p>
            <text:p text:style-name="P21"><text:span text:style-name="T33">The Tengus are a protectorate in which member planets exist to serve the larger gang. Those who serve the cause are richly rewarded, and those who do not wish to participate dissapear. </text:span><text:span text:style-name="T34">Control rests in the hands of 12 gangsters at the top of the pyramid.</text:span></text:p>
          </table:table-cell>
        </table:table-row>
        <table:table-row table:style-name="Table1.9">
          <table:table-cell table:style-name="Table1.A2" office:value-type="string">
            <text:p text:style-name="P23"><text:span text:style-name="T36">Wolves</text:span></text:p>
          </table:table-cell>
          <table:table-cell table:style-name="Table1.A2" office:value-type="string">
            <text:p text:style-name="P23"><text:span text:style-name="T36">Crime Syndicate</text:span></text:p>
          </table:table-cell>
          <table:table-cell table:style-name="Table1.A2" office:value-type="string">
            <text:p text:style-name="P18"/>
          </table:table-cell>
          <table:table-cell table:style-name="Table1.A2" office:value-type="string">
            <text:p text:style-name="P23">* <text:span text:style-name="T29">Ageiran Federation (-10)</text:span></text:p>
            <text:p text:style-name="P23"><text:span text:style-name="T29">* Orin Federation (-10)</text:span></text:p>
            <text:p text:style-name="P23"><text:span text:style-name="T29">* Caina Conglemerate (-10)</text:span></text:p>
            <text:p text:style-name="P23"><text:span text:style-name="T29">* ITC (-10)</text:span></text:p>
            <text:p text:style-name="P23"><text:span text:style-name="T29">* </text:span><text:span text:style-name="T37">Tengus (-10)</text:span></text:p>
            <text:p text:style-name="P23"><text:span text:style-name="T37">* </text:span><text:span text:style-name="T38">The Archers (-</text:span><text:span text:style-name="T39">4</text:span><text:span text:style-name="T38">)</text:span></text:p>
            <text:p text:style-name="P23"><text:span text:style-name="T38">* Knights of Orin (-</text:span><text:span text:style-name="T39">4</text:span><text:span text:style-name="T38">)</text:span></text:p>
            <text:p text:style-name="P32"><text:span text:style-name="T2">* </text:span><text:span text:style-name="T43">Freedom Legion </text:span><text:span text:style-name="T44">(-</text:span><text:span text:style-name="T46">10</text:span><text:span text:style-name="T44">)</text:span></text:p>
            <text:p text:style-name="P32"><text:span text:style-name="T44">* </text:span><text:span text:style-name="T51">Red Sky (-5)</text:span></text:p>
            <text:p text:style-name="P38"><text:span text:style-name="T51">* </text:span><text:span text:style-name="T52">Leap Frog Logistics </text:span><text:span text:style-name="T54">(-5)</text:span></text:p>
            <text:p text:style-name="P42"><text:span text:style-name="T54">* </text:span><text:span text:style-name="T56">Colonial Movers </text:span><text:span text:style-name="T59">(-5)</text:span></text:p>
            <text:p text:style-name="P46"><text:span text:style-name="T59">* </text:span><text:span text:style-name="T61">Prism Exhuming </text:span><text:span text:style-name="T63">(-5)</text:span></text:p>
          </table:table-cell>
          <table:table-cell table:style-name="Table1.E2" office:value-type="string">
            <text:p text:style-name="P25"><text:span text:style-name="T31">The third foundering empire was known as the United Nations. This was an attempt by many nations of ancient Earth to build a wormhole generator and begin colonizing the universe. Once the colonists who became the modern world were seeded, contact was lost with Earth when it was discovered that there was no way of targeting a wormhole back.</text:span></text:p>
            <text:p text:style-name="P25"><text:span text:style-name="T31"/></text:p>
            <text:p text:style-name="P25"><text:span text:style-name="T31">The UN collapsed when it lost all relevance without Earth's influence and power. This left a very large piece of space without any government except for local planetary ones. Various militia and criminal factions took advantage of the situation.</text:span></text:p>
            <text:p text:style-name="P25"><text:span text:style-name="T31"/></text:p>
            <text:p text:style-name="P25"><text:span text:style-name="T38">The Wolves are the less powerful counterpart of the Tengus. Unlike the Tengus, the Wolves never sponsored local criminals and militias and as a result lost their foothold on the larger world. This has driven them out of Tengu territory and into the borders and edges of the map. Wolves prey on travelers who venture too far fro</text:span><text:span text:style-name="T40">m naval protection.</text:span></text:p>
            <text:p text:style-name="P25"><text:span text:style-name="T40"/></text:p>
            <text:p text:style-name="P26"><text:span text:style-name="T40">Despite having limited resources compared to the Tengus, the Wolves do shockingly well and have made being the underdog big-crime syndicate into an art.</text:span></text:p>
          </table:table-cell>
        </table:table-row>
        <table:table-row>
          <table:table-cell table:style-name="Table1.A2" office:value-type="string">
            <text:p text:style-name="P29"><text:span text:style-name="T43">Freedom Legion</text:span></text:p>
          </table:table-cell>
          <table:table-cell table:style-name="Table1.A2" office:value-type="string">
            <text:p text:style-name="P27"><text:span text:style-name="T41">Militia</text:span></text:p>
          </table:table-cell>
          <table:table-cell table:style-name="Table1.A2" office:value-type="string">
            <text:p text:style-name="P18">* <text:span text:style-name="T41">Caina Conglemerate (4)</text:span></text:p>
            <text:p text:style-name="P18"><text:span text:style-name="T41">* Ageiran Federation (4)</text:span></text:p>
            <text:p text:style-name="P18"><text:span text:style-name="T41">* ITC (4)</text:span></text:p>
            <text:p text:style-name="P18"><text:span text:style-name="T41">* Orin Federation (4)</text:span></text:p>
          </table:table-cell>
          <table:table-cell table:style-name="Table1.A2" office:value-type="string">
            <text:p text:style-name="P28"><text:span text:style-name="T42">Tengus (-10)</text:span></text:p>
            <text:p text:style-name="P28"><text:span text:style-name="T42">Wolves (-10)</text:span></text:p>
            <text:p text:style-name="P28"><text:span text:style-name="T42">The Archers (-4)</text:span></text:p>
            <text:p text:style-name="P28"><text:span text:style-name="T42">Knights of Orin (-4)</text:span></text:p>
          </table:table-cell>
          <table:table-cell table:style-name="Table1.E2" office:value-type="string">
            <text:p text:style-name="P33"><text:span text:style-name="T31">The third foundering empire was known as the United Nations. This was an attempt by many nations of ancient Earth to build a wormhole generator and begin colonizing the universe. Once the colonists who became the modern world were seeded, contact was lost with Earth when it was discovered that there was no way of targeting a wormhole back.</text:span></text:p>
            <text:p text:style-name="P33"><text:span text:style-name="T31"/></text:p>
            <text:p text:style-name="P33"><text:span text:style-name="T31">The UN collapsed when it lost all relevance without Earth's influence and power. This left a very large piece of space without any government except for local planetary ones. Various militia and criminal factions took advantage of the situation.</text:span></text:p>
            <text:p text:style-name="P33"><text:span text:style-name="T31"/></text:p>
            <text:p text:style-name="P33"><text:span text:style-name="T47">The region formerly known as Cardinal Heart has been left in chaos by the collapse of the UN 200 years ago. Organized crime and petty lords rule the region and oppress anyone who does not participate. Those who believe that the world can be better get in contact with the Freedom Legion.</text:span></text:p>
            <text:p text:style-name="P33"><text:span text:style-name="T47"/></text:p>
            <text:p text:style-name="P33"><text:span text:style-name="T47">The Legion was formed many times in the past 200 years and was crushed repeatedly, until recently when they struck a deal with the 4 core nations for arms and training. Their goal is a noble one: to overthrow the Tengus and Wolves and create a real, just, government in Cardial Heart.</text:span></text:p>
          </table:table-cell>
        </table:table-row>
        <table:table-row>
          <table:table-cell table:style-name="Table1.A2" office:value-type="string">
            <text:p text:style-name="P34"><text:span text:style-name="T48">Red Sky</text:span></text:p>
          </table:table-cell>
          <table:table-cell table:style-name="Table1.A2" office:value-type="string">
            <text:p text:style-name="P34"><text:span text:style-name="T48">Corporation</text:span></text:p>
          </table:table-cell>
          <table:table-cell table:style-name="Table1.A2" office:value-type="string">
            <text:p text:style-name="P18">* <text:span text:style-name="T49">Freedom Legion (6)</text:span></text:p>
            <text:p text:style-name="P42"><text:span text:style-name="T52">* </text:span><text:span text:style-name="T56">Colonial Movers </text:span><text:span text:style-name="T59">(5)</text:span></text:p>
            <text:p text:style-name="P46"><text:span text:style-name="T59">* </text:span><text:span text:style-name="T61">Prism Exhuming </text:span><text:span text:style-name="T63">(5)</text:span></text:p>
          </table:table-cell>
          <table:table-cell table:style-name="Table1.A2" office:value-type="string">
            <text:p text:style-name="P35"><text:span text:style-name="T42">Tengus (-</text:span><text:span text:style-name="T50">5</text:span><text:span text:style-name="T42">)</text:span></text:p>
            <text:p text:style-name="P35"><text:span text:style-name="T42">Wolves (-</text:span><text:span text:style-name="T50">5)</text:span></text:p>
            <text:p text:style-name="P35"><text:span text:style-name="T42">The Archers (-</text:span><text:span text:style-name="T50">5</text:span><text:span text:style-name="T42">)</text:span></text:p>
            <text:p text:style-name="P35"><text:span text:style-name="T42">Knights of Orin (-</text:span><text:span text:style-name="T50">5</text:span><text:span text:style-name="T42">)</text:span></text:p>
          </table:table-cell>
          <table:table-cell table:style-name="Table1.E2" office:value-type="string">
            <text:p text:style-name="P34"><text:span text:style-name="T48">The core governments do not explicitely protect a corporation unless they are nationals. This has created a protection vacuum which was filled by Red Sky. This mercenary corporation protects corporate travelers throughout the entire world.</text:span></text:p>
            <text:p text:style-name="P34"><text:span text:style-name="T48"/></text:p>
            <text:p text:style-name="P34"><text:span text:style-name="T48">As a PMC, they are neutral to all governments except for the Freedom Legion who have hired them. They are stricly anti-crime, and will not work for anyone who participates in the criminal world.</text:span></text:p>
            <text:p text:style-name="P34"><text:span text:style-name="T48"/></text:p>
            <text:p text:style-name="P34"><text:span text:style-name="T48">Despite being neutral to the core empires they are allowed to take action against pirates, providing a second layer of protection independent of the navies.</text:span></text:p>
          </table:table-cell>
        </table:table-row>
        <table:table-row>
          <table:table-cell table:style-name="Table1.A2" office:value-type="string">
            <text:p text:style-name="P37"><text:span text:style-name="T52">Leap Frog Logistics</text:span></text:p>
          </table:table-cell>
          <table:table-cell table:style-name="Table1.A2" office:value-type="string">
            <text:p text:style-name="P37"><text:span text:style-name="T52">Corporation</text:span></text:p>
          </table:table-cell>
          <table:table-cell table:style-name="Table1.A2" office:value-type="string">
            <text:p text:style-name="P18">* <text:span text:style-name="T52">Red Sky (5)</text:span></text:p>
          </table:table-cell>
          <table:table-cell table:style-name="Table1.A2" office:value-type="string">
            <text:p text:style-name="P37"><text:span text:style-name="T42">Tengus (-</text:span><text:span text:style-name="T50">5</text:span><text:span text:style-name="T42">)</text:span></text:p>
            <text:p text:style-name="P37"><text:span text:style-name="T42">Wolves (-</text:span><text:span text:style-name="T50">5)</text:span></text:p>
            <text:p text:style-name="P37"><text:span text:style-name="T42">The Archers (-</text:span><text:span text:style-name="T53">5</text:span><text:span text:style-name="T42">)</text:span></text:p>
            <text:p text:style-name="P37"><text:span text:style-name="T42">Knights of Orin (-</text:span><text:span text:style-name="T50">5</text:span><text:span text:style-name="T42">)</text:span></text:p>
          </table:table-cell>
          <table:table-cell table:style-name="Table1.E2" office:value-type="string">
            <text:p text:style-name="P39"><text:span text:style-name="T55">LFL is an international corporation specializing in moving personel and equipment quickly and safely across the world. Unlike local shippers who are afraid of leaving the safety of the core, LFL operates in several dangerous regions, at a modest fee.</text:span></text:p>
            <text:p text:style-name="P39"><text:span text:style-name="T55"/></text:p>
            <text:p text:style-name="P39"><text:span text:style-name="T55">LFL employs their own private navy to protect their traders, but they get most of their protection from Red Sky whom they have negotiated a fair, long term, agreement with.</text:span></text:p>
          </table:table-cell>
        </table:table-row>
        <table:table-row>
          <table:table-cell table:style-name="Table1.A2" office:value-type="string">
            <text:p text:style-name="P40"><text:span text:style-name="T56">Colonial Movers</text:span></text:p>
          </table:table-cell>
          <table:table-cell table:style-name="Table1.A2" office:value-type="string">
            <text:p text:style-name="P40"><text:span text:style-name="T56">Corporation</text:span></text:p>
          </table:table-cell>
          <table:table-cell table:style-name="Table1.A2" office:value-type="string">
            <text:p text:style-name="P18">* <text:span text:style-name="T57">Ageiran Federation (4)</text:span></text:p>
            <text:p text:style-name="P18">* <text:span text:style-name="T56">Red Sky (5)</text:span></text:p>
          </table:table-cell>
          <table:table-cell table:style-name="Table1.A2" office:value-type="string">
            <text:p text:style-name="P40"><text:span text:style-name="T42">Tengus (-</text:span><text:span text:style-name="T50">5</text:span><text:span text:style-name="T42">)</text:span></text:p>
            <text:p text:style-name="P40"><text:span text:style-name="T42">Wolves (-</text:span><text:span text:style-name="T50">5)</text:span></text:p>
            <text:p text:style-name="P40"><text:span text:style-name="T42">The Archers (-</text:span><text:span text:style-name="T53">5</text:span><text:span text:style-name="T42">)</text:span></text:p>
            <text:p text:style-name="P40"><text:span text:style-name="T42">Knights of Orin (-</text:span><text:span text:style-name="T50">5</text:span><text:span text:style-name="T42">)</text:span></text:p>
          </table:table-cell>
          <table:table-cell table:style-name="Table1.E2" office:value-type="string">
            <text:p text:style-name="P43"><text:span text:style-name="T60">This Ageiran corporation is a competitor of Leap Frog Logistics in the logistics industry. Unlike LFL who gave up their government protection for increased mobility and less regulation, Colonial Movers has patriotically remained at home.</text:span></text:p>
            <text:p text:style-name="P43"><text:span text:style-name="T60"/></text:p>
            <text:p text:style-name="P43"><text:span text:style-name="T60">Colonial Movers can mainly be found in the core nations, especially in Ageiran space. They lack the resources to be a major player in the rest of the world.</text:span></text:p>
          </table:table-cell>
        </table:table-row>
        <table:table-row>
          <table:table-cell table:style-name="Table1.A2" office:value-type="string">
            <text:p text:style-name="P44"><text:span text:style-name="T61">Prism Exhuming</text:span></text:p>
          </table:table-cell>
          <table:table-cell table:style-name="Table1.A2" office:value-type="string">
            <text:p text:style-name="P44"><text:span text:style-name="T61">Corporation</text:span></text:p>
          </table:table-cell>
          <table:table-cell table:style-name="Table1.A2" office:value-type="string">
            <text:p text:style-name="P18">* <text:span text:style-name="T61">Caina Conglemerate (4)</text:span></text:p>
            <text:p text:style-name="P18"><text:span text:style-name="T61">* Red Sky (5)</text:span></text:p>
          </table:table-cell>
          <table:table-cell table:style-name="Table1.A2" office:value-type="string">
            <text:p text:style-name="P44"><text:span text:style-name="T42">Tengus (-</text:span><text:span text:style-name="T50">5</text:span><text:span text:style-name="T42">)</text:span></text:p>
            <text:p text:style-name="P44"><text:span text:style-name="T42">Wolves (-</text:span><text:span text:style-name="T50">5)</text:span></text:p>
            <text:p text:style-name="P44"><text:span text:style-name="T42">The Archers (-</text:span><text:span text:style-name="T53">5</text:span><text:span text:style-name="T42">)</text:span></text:p>
            <text:p text:style-name="P44"><text:span text:style-name="T42">Knights of Orin (-</text:span><text:span text:style-name="T50">5</text:span><text:span text:style-name="T42">)</text:span></text:p>
          </table:table-cell>
          <table:table-cell table:style-name="Table1.E2" office:value-type="string">
            <text:p text:style-name="P44"><text:span text:style-name="T61">Prism Exhuming is a mining corporation that operates both in space and planet side. They are based in Caina where they enjoy lucrative tax breaks and a perpetual government defense contract.</text:span></text:p>
            <text:p text:style-name="P44"><text:span text:style-name="T61"/></text:p>
            <text:p text:style-name="P45"><text:span text:style-name="T62">Recently they have begun to spread out across the world and have even dared to go into the outer regions to extract the rich, untapped, deposits that await them.</text:span></text:p>
          </table:table-cell>
        </table:table-row>
        <table:table-row>
          <table:table-cell table:style-name="Table1.A2" office:value-type="string">
            <text:p text:style-name="P44"/>
          </table:table-cell>
          <table:table-cell table:style-name="Table1.A2" office:value-type="string">
            <text:p text:style-name="P44"/>
          </table:table-cell>
          <table:table-cell table:style-name="Table1.A2" office:value-type="string">
            <text:p text:style-name="P18"/>
          </table:table-cell>
          <table:table-cell table:style-name="Table1.A2" office:value-type="string">
            <text:p text:style-name="P44"/>
          </table:table-cell>
          <table:table-cell table:style-name="Table1.E2" office:value-type="string">
            <text:p text:style-name="P4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7M17S</meta:editing-duration>
    <meta:editing-cycles>73</meta:editing-cycles>
    <meta:generator>LibreOffice/3.6$Windows_x86 LibreOffice_project/da8c1e6-fd468f4-454e206-f42a4a9-143cfd</meta:generator>
    <dc:date>2012-10-20T03:53:20.55</dc:date>
    <meta:document-statistic meta:table-count="1" meta:image-count="0" meta:object-count="0" meta:page-count="1" meta:paragraph-count="162" meta:word-count="1923" meta:character-count="11208" meta:non-whitespace-character-count="9447"/>
    <meta:user-defined meta:name="Info 1"/>
    <meta:user-defined meta:name="Info 2"/>
    <meta:user-defined meta:name="Info 3"/>
    <meta:user-defined meta:name="Info 4"/>
  </office:meta>
</office:document-meta>
</file>